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daf" officeooo:paragraph-rsid="00141daf"/>
    </style:style>
    <style:style style:name="P2" style:family="paragraph" style:parent-style-name="Standard">
      <style:text-properties officeooo:rsid="0014bf06" officeooo:paragraph-rsid="0014bf06"/>
    </style:style>
    <style:style style:name="P3" style:family="paragraph" style:parent-style-name="Standard">
      <style:text-properties officeooo:rsid="0014bf06" officeooo:paragraph-rsid="00177ccb"/>
    </style:style>
    <style:style style:name="P4" style:family="paragraph" style:parent-style-name="Standard">
      <style:text-properties fo:font-weight="bold" officeooo:rsid="0015dbaf" officeooo:paragraph-rsid="0015dba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884" officeooo:paragraph-rsid="0019588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95884" officeooo:paragraph-rsid="00195884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b4b87" officeooo:paragraph-rsid="001b4b87" style:font-weight-asian="bold" style:font-weight-complex="bold"/>
    </style:style>
    <style:style style:name="P8" style:family="paragraph" style:parent-style-name="Standard">
      <style:text-properties officeooo:rsid="001b4b87" officeooo:paragraph-rsid="001b4b87"/>
    </style:style>
    <style:style style:name="T1" style:family="text">
      <style:text-properties officeooo:rsid="0014bf06"/>
    </style:style>
    <style:style style:name="T2" style:family="text">
      <style:text-properties officeooo:rsid="0015dba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7ee5" style:font-weight-asian="normal" style:font-weight-complex="normal"/>
    </style:style>
    <style:style style:name="T5" style:family="text">
      <style:text-properties fo:font-weight="normal" officeooo:rsid="001b4afb" style:font-weight-asian="normal" style:font-weight-complex="normal"/>
    </style:style>
    <style:style style:name="T6" style:family="text">
      <style:text-properties officeooo:rsid="00177ccb"/>
    </style:style>
    <style:style style:name="T7" style:family="text">
      <style:text-properties officeooo:rsid="00197ee5"/>
    </style:style>
    <style:style style:name="T8" style:family="text">
      <style:text-properties officeooo:rsid="001b4afb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Sessions:</text:p>
      <text:p text:style-name="P1"/>
      <text:p text:style-name="P1">- Ordinary users (“user” on this machine) vs. superuser (“root” on this machine)</text:p>
      <text:p text:style-name="P1">- <text:span text:style-name="T1">Ctrl+Alt+t: new terminal session.</text:span></text:p>
      <text:p text:style-name="P2">- Super use has the ID of 0</text:p>
      <text:p text:style-name="P3">- POSIX: <text:s/>a set of specs for how to interact with the machine</text:p>
      <text:p text:style-name="P3"><text:span text:style-name="T6"><text:tab/><text:tab/>- (Portable Operating System Interface (X))</text:span></text:p>
      <text:p text:style-name="P3"/>
      <text:p text:style-name="P2">- Shell: the implementation of the specification</text:p>
      <text:p text:style-name="P2">- Bourne shell (sh)</text:p>
      <text:p text:style-name="P2">- C shell (csh)</text:p>
      <text:p text:style-name="P2">- Korn shell (ksh <text:span text:style-name="T2">Boom nah nah um nah nah eh-ma</text:span>)</text:p>
      <text:p text:style-name="P2">- bash (sh)</text:p>
      <text:p text:style-name="P2">- Turbo C-shell (tcsh)</text:p>
      <text:p text:style-name="P2">- Z-shell (zsh)</text:p>
      <text:p text:style-name="P4">Unix is case sensitive<text:span text:style-name="T3">.</text:span></text:p>
      <text:p text:style-name="P4"><text:span text:style-name="T3"/></text:p>
      <text:p text:style-name="P5"><text:span text:style-name="T3">Using Files and Directories:</text:span></text:p>
      <text:p text:style-name="P5"><text:span text:style-name="T3"/></text:p>
      <text:p text:style-name="P6"><text:span text:style-name="T3">With naming conventions stick with A-Z, 0-9, no special characters in files names.</text:span></text:p>
      <text:p text:style-name="P6"><text:span text:style-name="T3"/></text:p>
      <text:p text:style-name="P6">- <text:span text:style-name="T7">bin:</text:span><text:span text:style-name="T4"> executable codes</text:span></text:p>
      <text:p text:style-name="P6"><text:span text:style-name="T7">- etc:</text:span><text:span text:style-name="T4"> editable text confirguration, config files that need to be read by the system</text:span></text:p>
      <text:p text:style-name="P6"><text:span text:style-name="T7">- tmp:</text:span><text:span text:style-name="T4"> temporary files</text:span></text:p>
      <text:p text:style-name="P6"><text:span text:style-name="T7">- home:</text:span><text:span text:style-name="T4"> home directory (user directories)</text:span></text:p>
      <text:p text:style-name="P6"><text:span text:style-name="T7">- var: </text:span><text:span text:style-name="T4">variables, things which change often like logs, mail</text:span></text:p>
      <text:p text:style-name="P6"><text:span text:style-name="T7">- sbin:</text:span><text:span text:style-name="T4"> administratory binaries</text:span></text:p>
      <text:p text:style-name="P6"><text:span text:style-name="T7">- dev: </text:span><text:span text:style-name="T4">device</text:span></text:p>
      <text:p text:style-name="P6"><text:span text:style-name="T7">- boot: </text:span><text:span text:style-name="T5">boot files</text:span></text:p>
      <text:p text:style-name="P6"><text:span text:style-name="T8">- usr: </text:span><text:span text:style-name="T5">user files</text:span></text:p>
      <text:p text:style-name="P6"><text:span text:style-name="T8">- proc:</text:span><text:span text:style-name="T5"> processes</text:span></text:p>
      <text:p text:style-name="P6"><text:span text:style-name="T8">- root: </text:span><text:span text:style-name="T5">root user</text:span></text:p>
      <text:p text:style-name="P6"><text:span text:style-name="T5">- </text:span><text:span text:style-name="T8">pwd</text:span><text:span text:style-name="T5">: Display Present Working Directory</text:span></text:p>
      <text:p text:style-name="P6"><text:span text:style-name="T5"/></text:p>
      <text:p text:style-name="P7"><text:span text:style-name="T5">C</text:span><text:span text:style-name="T3">hecking directory attributes:</text:span></text:p>
      <text:p text:style-name="P7"><text:span text:style-name="T3">r = read</text:span></text:p>
      <text:p text:style-name="P8">w = write</text:p>
      <text:p text:style-name="P8">x = execute</text:p>
      <text:p text:style-name="P8"/>
      <text:p text:style-name="P8">9 digit attribute codes:</text:p>
      <text:p text:style-name="P8"/>
      <text:p text:style-name="P8">rwx r-x r--</text:p>
      <text:p text:style-name="P8">1<text:span text:style-name="T9">st</text:span> 3 atts. Are for the Owner</text:p>
      <text:p text:style-name="P8">2<text:span text:style-name="T9">nd</text:span> for the group</text:p>
      <text:p text:style-name="P8">3<text:span text:style-name="T9">rd</text:span> for other us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5T11:42:36.802953652</meta:creation-date>
    <dc:date>2019-11-05T15:08:18.303896251</dc:date>
    <meta:editing-duration>PT22M6S</meta:editing-duration>
    <meta:editing-cycles>1</meta:editing-cycles>
    <meta:document-statistic meta:table-count="0" meta:image-count="0" meta:object-count="0" meta:page-count="1" meta:paragraph-count="37" meta:word-count="205" meta:character-count="1114" meta:non-whitespace-character-count="943"/>
    <meta:generator>LibreOffice/6.3.3.2.0$Linux_X86_64 LibreOffice_project/3de445f0488b6b3c405222dbea27cd0e1481200f</meta:generator>
  </office:meta>
</office:document-meta>
</file>